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88cm" fo:min-width="3.214cm" draw:shadow="hidden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4.75cm" draw:shadow="hidden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4.5cm" draw:shadow="hidden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26cm" fo:min-width="1.25cm" draw:shadow="hidden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2cm" draw:shadow="hidden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88cm" fo:min-width="1.446cm" draw:shadow="hidden"/>
      <style:paragraph-properties style:writing-mode="lr-tb"/>
    </style:style>
    <style:style style:name="gr8" style:family="graphic" style:parent-style-name="objectwithoutfill">
      <style:graphic-properties draw:marker-end="Extrems_20_de_20_fletxa_20_1" draw:marker-end-width="0.3cm" draw:fill="none" draw:textarea-vertical-align="middle" draw:shadow="hidden"/>
    </style:style>
    <style:style style:name="gr9" style:family="graphic" style:parent-style-name="objectwithoutfill">
      <style:graphic-properties draw:marker-end="Extrems_20_de_20_fletxa_20_2" draw:marker-end-width="0.3cm" draw:fill="none" draw:textarea-vertical-align="middle" draw:shadow="hidden"/>
    </style:style>
    <style:style style:name="gr10" style:family="graphic" style:parent-style-name="objectwithoutfill">
      <style:graphic-properties draw:marker-end="Extrems_20_de_20_fletxa_20_3" draw:marker-end-width="0.3cm" draw:fill="none" draw:textarea-vertical-align="middle" draw:shadow="hidden"/>
    </style:style>
    <style:style style:name="gr11" style:family="graphic" style:parent-style-name="objectwithoutfill">
      <style:graphic-properties draw:marker-end="Extrems_20_de_20_fletxa_20_5" draw:marker-end-width="0.3cm" draw:fill="none" draw:textarea-vertical-align="middle" draw:shadow="hidden"/>
    </style:style>
    <style:style style:name="gr12" style:family="graphic" style:parent-style-name="standard">
      <style:graphic-properties draw:stroke="none" svg:stroke-color="#000000" draw:fill="none" draw:fill-color="#ffffff" fo:min-height="1.423cm" draw:shadow="hidden"/>
      <style:paragraph-properties style:writing-mode="lr-tb"/>
    </style:style>
    <style:style style:name="gr13" style:family="graphic" style:parent-style-name="objectwithoutfill">
      <style:graphic-properties draw:marker-end="Extrems_20_de_20_fletxa_20_6" draw:marker-end-width="0.3cm" draw:fill="none" draw:textarea-vertical-align="middle" draw:shadow="hidden"/>
    </style:style>
    <style:style style:name="gr14" style:family="graphic" style:parent-style-name="objectwithoutfill">
      <style:graphic-properties draw:marker-end="Extrems_20_de_20_fletxa_20_7" draw:marker-end-width="0.3cm" draw:fill="none" draw:textarea-vertical-align="middle" draw:shadow="hidden"/>
    </style:style>
    <style:style style:name="gr15" style:family="graphic" style:parent-style-name="standard">
      <style:graphic-properties draw:stroke="none" svg:stroke-color="#000000" draw:fill="none" draw:fill-color="#ffffff" fo:min-height="1cm" draw:shadow="hidden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3cm" svg:height="3.25cm" svg:x="2.25cm" svg:y="3cm">
          <draw:text-box>
            <text:p>ORDINOGRAMA PROBLEMA DEL PIN SENSE LÍMIT DE REPETICIONS</text:p>
          </draw:text-box>
        </draw:frame>
        <draw:custom-shape draw:style-name="gr2" draw:text-style-name="P2" draw:layer="layout" svg:width="5.25cm" svg:height="1.75cm" svg:x="7.25cm" svg:y="5.5cm">
          <text:p text:style-name="P2">INI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5.25cm" svg:height="0.75cm" svg:x="7.25cm" svg:y="7.75cm">
          <text:p text:style-name="P2">«PIN ?»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0.75cm" svg:x="7.5cm" svg:y="9.5cm">
          <text:p text:style-name="P2">Llegir PIN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3.5cm" svg:height="2.75cm" svg:x="8cm" svg:y="11.75cm">
          <text:p text:style-name="P2">PIN=123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3" draw:id="id3" draw:layer="layout" svg:width="2.5cm" svg:height="1.5cm" svg:x="13.75cm" svg:y="12.5cm">
          <text:p text:style-name="P2">«OK!»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2.75cm" svg:height="1.75cm" svg:x="8.25cm" svg:y="15.5cm">
          <text:p text:style-name="P2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cm" svg:y1="7.25cm" svg:x2="10cm" svg:y2="7.75cm">
          <text:p/>
        </draw:line>
        <draw:line draw:style-name="gr9" draw:text-style-name="P3" draw:layer="layout" svg:x1="9.75cm" svg:y1="8.5cm" svg:x2="9.75cm" svg:y2="9.5cm">
          <text:p/>
        </draw:line>
        <draw:line draw:style-name="gr10" draw:text-style-name="P3" draw:layer="layout" svg:x1="9.75cm" svg:y1="10.25cm" svg:x2="9.75cm" svg:y2="12cm">
          <text:p/>
        </draw:line>
        <draw:connector draw:style-name="gr11" draw:text-style-name="P3" draw:layer="layout" svg:x1="8cm" svg:y1="13.125cm" svg:x2="7.25cm" svg:y2="8.125cm" draw:start-shape="id1" draw:start-glue-point="5" draw:end-shape="id2" draw:end-glue-point="3" svg:d="M8000 13125h-1251v-5000h501" svg:viewBox="0 0 1252 5001">
          <text:p/>
        </draw:connector>
        <draw:frame draw:style-name="gr12" draw:text-style-name="P1" draw:layer="layout" svg:width="1.75cm" svg:height="1.673cm" svg:x="4.25cm" svg:y="10.327cm">
          <draw:text-box>
            <text:p>NO</text:p>
          </draw:text-box>
        </draw:frame>
        <draw:line draw:style-name="gr13" draw:text-style-name="P3" draw:layer="layout" svg:x1="11.5cm" svg:y1="13cm" svg:x2="13.75cm" svg:y2="13cm">
          <text:p/>
        </draw:line>
        <draw:connector draw:style-name="gr14" draw:text-style-name="P3" draw:layer="layout" svg:x1="15cm" svg:y1="14cm" svg:x2="11cm" svg:y2="16.375cm" draw:start-shape="id3" draw:start-glue-point="2" draw:end-shape="id4" draw:end-glue-point="10" svg:d="M15000 14000v2375h-4000" svg:viewBox="0 0 4001 2376">
          <text:p/>
        </draw:connector>
        <draw:frame draw:style-name="gr15" draw:text-style-name="P1" draw:layer="layout" svg:width="1.5cm" svg:height="1.25cm" svg:x="11.75cm" svg:y="13cm">
          <draw:text-box>
            <text:p>SÍ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roig" draw:display-name="Emplenat roig" draw:style="linear" draw:start-color="#ff6d6d" draw:end-color="#c9211e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draw:marker draw:name="Extrems_20_de_20_fletxa_20_7" draw:display-name="Extrems de fletxa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roig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2T11:23:03.195727405</meta:creation-date>
    <dc:date>2024-09-12T11:41:09.462044021</dc:date>
    <meta:editing-duration>PT7M56S</meta:editing-duration>
    <meta:editing-cycles>1</meta:editing-cycles>
    <meta:document-statistic meta:object-count="15"/>
    <meta:generator>LibreOffice/7.1.4.2$Linux_X86_64 LibreOffice_project/10$Build-2</meta:generator>
  </office:meta>
</office:document-meta>
</file>